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Arimo2" svg:font-family="Arimo" style:font-family-generic="swiss"/>
    <style:font-face style:name="Arimo3" svg:font-family="Arimo" style:font-adornments="Italic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-color="#0099ff" draw:textarea-horizontal-align="justify" draw:textarea-vertical-align="middle" draw:auto-grow-height="false" fo:min-height="1.147cm" fo:min-width="3.437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83cm" fo:min-width="2.728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97cm" fo:min-width="2.728cm"/>
    </style:style>
    <style:style style:name="gr4" style:family="graphic" style:parent-style-name="standard">
      <style:graphic-properties svg:stroke-color="#004586" draw:fill="solid" draw:fill-color="#ccffff" draw:textarea-horizontal-align="justify" draw:textarea-vertical-align="middle" draw:auto-grow-height="false" fo:min-height="1.147cm" fo:min-width="3.437cm"/>
    </style:style>
    <style:style style:name="gr5" style:family="graphic" style:parent-style-name="standard">
      <style:graphic-properties draw:stroke="none" svg:stroke-color="#000000" draw:fill="none" draw:fill-color="#ccffff" draw:textarea-horizontal-align="center" draw:textarea-vertical-align="middle" draw:auto-grow-height="true" draw:auto-grow-width="true" fo:min-height="1.183cm" fo:min-width="2.728cm"/>
    </style:style>
    <style:style style:name="gr6" style:family="graphic" style:parent-style-name="objectwithoutfill">
      <style:graphic-properties draw:marker-end="Arrow" draw:marker-end-width="0.203cm" draw:fill="none" draw:textarea-vertical-align="middle"/>
    </style:style>
    <style:style style:name="gr7" style:family="graphic" style:parent-style-name="standard">
      <style:graphic-properties svg:stroke-color="#004586" draw:fill-color="#00ae00" draw:textarea-horizontal-align="justify" draw:textarea-vertical-align="middle" draw:auto-grow-height="false" fo:min-height="0.19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0.1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518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4.642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0.468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0.3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63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3.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432cm"/>
    </style:style>
    <style:style style:name="gr17" style:family="graphic" style:parent-style-name="standard">
      <style:graphic-properties svg:stroke-color="#004586" draw:fill-color="#ff0000" draw:textarea-horizontal-align="justify" draw:textarea-vertical-align="middle" draw:auto-grow-height="false" fo:min-height="0.29cm" fo:min-width="0.04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0.214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8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6.8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95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5.0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8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84cm"/>
    </style:style>
    <style:style style:name="P1" style:family="paragraph">
      <loext:graphic-properties draw:fill-color="#0099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mo" fo:font-size="10pt" style:font-size-asian="10pt" style:font-size-complex="10pt"/>
    </style:style>
    <style:style style:name="P4" style:family="paragraph">
      <loext:graphic-properties draw:fill="solid" draw:fill-color="#ccffff"/>
      <style:paragraph-properties fo:text-align="center"/>
    </style:style>
    <style:style style:name="P5" style:family="paragraph">
      <loext:graphic-properties draw:fill="none" draw:fill-color="#ccffff"/>
      <style:paragraph-properties fo:text-align="center"/>
      <style:text-properties style:font-name="Arimo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ae00"/>
      <style:paragraph-properties fo:text-align="center"/>
    </style:style>
    <style:style style:name="P8" style:family="paragraph">
      <loext:graphic-properties draw:fill="none" draw:fill-color="#ffffff"/>
      <style:text-properties style:font-name="Arimo" fo:font-size="6pt" style:font-size-asian="8pt" style:font-size-complex="8pt"/>
    </style:style>
    <style:style style:name="P9" style:family="paragraph">
      <loext:graphic-properties draw:fill="none" draw:fill-color="#ffffff"/>
      <style:text-properties fo:color="#00ae00" style:font-name="Arimo" fo:font-size="6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color="#00ae00" style:font-name="Arimo" fo:font-size="6pt" style:font-size-asian="8pt" style:font-size-complex="8pt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Arimo1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color="#ff0000" style:font-name="Arimo" fo:font-size="6pt" fo:font-weight="bold" style:font-size-asian="8pt" style:font-weight-asian="bold" style:font-size-complex="8pt" style:font-weight-complex="600"/>
    </style:style>
    <style:style style:name="P14" style:family="paragraph">
      <loext:graphic-properties draw:fill="none" draw:fill-color="#ffffff"/>
      <style:text-properties style:font-name="Arimo" fo:font-size="6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5" style:family="paragraph">
      <loext:graphic-properties draw:fill="none" draw:fill-color="#ffffff"/>
      <style:text-properties fo:color="#004586" style:font-name="Arimo" fo:font-size="6pt" style:font-size-asian="8pt" style:font-size-complex="8pt"/>
    </style:style>
    <style:style style:name="P16" style:family="paragraph">
      <loext:graphic-properties draw:fill="none" draw:fill-color="#ffffff"/>
      <style:paragraph-properties fo:text-align="center"/>
      <style:text-properties style:font-name="Arimo3" fo:font-size="10pt" fo:font-style="italic" fo:font-weight="normal" style:font-size-asian="10pt" style:font-weight-asian="bold" style:font-size-complex="10pt" style:font-weight-complex="bold"/>
    </style:style>
    <style:style style:name="T1" style:family="text">
      <style:text-properties style:font-name="Arimo" fo:font-size="10pt" style:font-size-asian="10pt" style:font-size-complex="10pt"/>
    </style:style>
    <style:style style:name="T2" style:family="text">
      <style:text-properties style:font-name="Arimo" fo:font-size="8pt" style:font-size-asian="8pt" style:font-size-complex="8pt"/>
    </style:style>
    <style:style style:name="T3" style:family="text">
      <style:text-properties fo:color="#00ae00" style:font-name="Arimo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ae00" style:font-name="Arimo" fo:font-size="8pt" style:font-size-asian="8pt" style:font-size-complex="8pt"/>
    </style:style>
    <style:style style:name="T5" style:family="text">
      <style:text-properties style:font-name="Arimo1" fo:font-size="10pt" fo:font-weight="bold" style:font-name-asian="Ubuntu2" style:font-size-asian="10pt" style:font-weight-asian="bold" style:font-name-complex="Ubuntu2" style:font-size-complex="10pt" style:font-weight-complex="bold"/>
    </style:style>
    <style:style style:name="T6" style:family="text">
      <style:text-properties fo:color="#ff0000" style:font-name="Arimo" fo:font-size="8pt" fo:font-weight="bold" style:font-size-asian="8pt" style:font-weight-asian="bold" style:font-size-complex="8pt" style:font-weight-complex="600"/>
    </style:style>
    <style:style style:name="T7" style:family="text">
      <style:text-properties style:font-name="Arimo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8" style:family="text">
      <style:text-properties fo:color="#004586" style:font-name="Arimo" fo:font-size="8pt" style:font-size-asian="8pt" style:font-size-complex="8pt"/>
    </style:style>
    <style:style style:name="T9" style:family="text">
      <style:text-properties style:font-name="Arimo3" fo:font-size="10pt" fo:font-style="italic" fo:font-weight="normal" style:font-name-asian="Ubuntu2" style:font-size-asian="10pt" style:font-weight-asian="bold" style:font-name-complex="Ubuntu2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custom-shape draw:style-name="gr1" draw:text-style-name="P1" draw:layer="layout" svg:width="3.937cm" svg:height="1.397cm" svg:x="4.679cm" svg:y="9.55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228cm" svg:height="1.433cm" svg:x="5.036cm" svg:y="9.549cm">
            <draw:text-box>
              <text:p text:style-name="P2"><text:span text:style-name="T1">Work Group</text:span></text:p>
              <text:p text:style-name="P2"><text:span text:style-name="T1">Specification</text:span></text:p>
              <text:p text:style-name="P2"><text:span text:style-name="T1">Draft</text:span></text:p>
            </draw:text-box>
          </draw:frame>
        </draw:g>
        <draw:g xml:id="id7" draw:id="id7">
          <draw:custom-shape draw:style-name="gr1" draw:text-style-name="P1" draw:layer="layout" svg:width="3.937cm" svg:height="1.397cm" svg:x="4.671cm" svg:y="14.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228cm" svg:height="1.047cm" svg:x="5.028cm" svg:y="14.211cm">
            <draw:text-box>
              <text:p text:style-name="P2"><text:span text:style-name="T1">OpenPOWER</text:span></text:p>
              <text:p text:style-name="P2"><text:span text:style-name="T1">Standard</text:span></text:p>
            </draw:text-box>
          </draw:frame>
        </draw:g>
        <draw:g xml:id="id1" draw:id="id1">
          <draw:custom-shape draw:style-name="gr4" draw:text-style-name="P4" draw:layer="layout" svg:width="3.937cm" svg:height="1.397cm" svg:x="4.672cm" svg:y="3.1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3.228cm" svg:height="1.433cm" svg:x="5.029cm" svg:y="3.122cm">
            <draw:text-box>
              <text:p text:style-name="P2"><text:span text:style-name="T1">Candidate</text:span></text:p>
              <text:p text:style-name="P2"><text:span text:style-name="T1">OpenPOWER</text:span></text:p>
              <text:p text:style-name="P2"><text:span text:style-name="T1">Standard</text:span></text:p>
            </draw:text-box>
          </draw:frame>
        </draw:g>
        <draw:connector draw:style-name="gr6" draw:text-style-name="P6" draw:layer="layout" draw:type="line" svg:x1="6.64cm" svg:y1="4.555cm" svg:x2="6.64cm" svg:y2="5.197cm" draw:start-shape="id1" draw:start-glue-point="2" draw:end-shape="id2" draw:end-glue-point="0" svg:d="M6640 4555v642" svg:viewBox="0 0 1 643">
          <text:p/>
        </draw:connector>
        <draw:g xml:id="id3" draw:id="id3">
          <draw:custom-shape draw:style-name="gr7" draw:text-style-name="P7" draw:layer="layout" svg:width="0.889cm" svg:height="0.889cm" svg:x="6.195cm" svg:y="6.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" draw:text-style-name="P3" draw:layer="layout" svg:width="0.697cm" svg:height="0.645cm" svg:x="6.292cm" svg:y="6.682cm">
            <draw:text-box>
              <text:p text:style-name="P2"><text:span text:style-name="T1">?</text:span></text:p>
            </draw:text-box>
          </draw:frame>
        </draw:g>
        <draw:connector draw:style-name="gr6" draw:text-style-name="P6" draw:layer="layout" draw:type="line" svg:x1="6.639cm" svg:y1="7.439cm" svg:x2="6.639cm" svg:y2="8.067cm" draw:start-shape="id3" draw:start-glue-point="2" draw:end-shape="id4" draw:end-glue-point="0" svg:d="M6639 7439v628" svg:viewBox="0 0 1 629">
          <text:p/>
        </draw:connector>
        <draw:frame draw:style-name="gr9" draw:text-style-name="P8" draw:layer="layout" svg:width="6.018cm" svg:height="0.569cm" svg:x="6.866cm" svg:y="8.39cm">
          <draw:text-box>
            <text:p><text:span text:style-name="T2">&lt;security&gt;workgroupConfidential&lt;/security&gt;</text:span></text:p>
          </draw:text-box>
        </draw:frame>
        <draw:g xml:id="id4" draw:id="id4">
          <draw:custom-shape draw:style-name="gr7" draw:text-style-name="P7" draw:layer="layout" svg:width="0.889cm" svg:height="0.889cm" svg:x="6.195cm" svg:y="8.06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" draw:text-style-name="P3" draw:layer="layout" svg:width="0.697cm" svg:height="0.645cm" svg:x="6.292cm" svg:y="8.199cm">
            <draw:text-box>
              <text:p text:style-name="P2"><text:span text:style-name="T1">?</text:span></text:p>
            </draw:text-box>
          </draw:frame>
        </draw:g>
        <draw:frame draw:style-name="gr10" draw:text-style-name="P9" draw:layer="layout" svg:width="5.142cm" svg:height="0.569cm" svg:x="1.398cm" svg:y="7.891cm">
          <draw:text-box>
            <text:p><text:span text:style-name="T3">Public development of document?</text:span></text:p>
          </draw:text-box>
        </draw:frame>
        <draw:frame draw:style-name="gr11" draw:text-style-name="P10" draw:layer="layout" svg:width="0.968cm" svg:height="0.569cm" svg:x="5.628cm" svg:y="8.892cm">
          <draw:text-box>
            <text:p><text:span text:style-name="T4">Yes</text:span></text:p>
          </draw:text-box>
        </draw:frame>
        <draw:frame draw:style-name="gr12" draw:text-style-name="P10" draw:layer="layout" svg:width="0.862cm" svg:height="0.569cm" svg:x="6.991cm" svg:y="7.92cm">
          <draw:text-box>
            <text:p><text:span text:style-name="T4">No</text:span></text:p>
          </draw:text-box>
        </draw:frame>
        <draw:frame draw:style-name="gr13" draw:text-style-name="P8" draw:layer="layout" svg:width="5.916cm" svg:height="0.569cm" svg:x="6.876cm" svg:y="7.291cm">
          <draw:text-box>
            <text:p><text:span text:style-name="T2">&lt;documentStatus&gt;draft&lt;/documentStatus&gt;</text:span></text:p>
          </draw:text-box>
        </draw:frame>
        <draw:frame draw:style-name="gr14" draw:text-style-name="P8" draw:layer="layout" svg:width="4.13cm" svg:height="0.569cm" svg:x="6.866cm" svg:y="8.891cm">
          <draw:text-box>
            <text:p><text:span text:style-name="T2">&lt;security&gt;public&lt;/security&gt;</text:span></text:p>
          </draw:text-box>
        </draw:frame>
        <draw:frame draw:style-name="gr15" draw:text-style-name="P9" draw:layer="layout" svg:width="4.13cm" svg:height="0.569cm" svg:x="2.41cm" svg:y="6.292cm">
          <draw:text-box>
            <text:p><text:span text:style-name="T3">Material updates needed?</text:span></text:p>
          </draw:text-box>
        </draw:frame>
        <draw:frame draw:style-name="gr11" draw:text-style-name="P10" draw:layer="layout" svg:width="0.968cm" svg:height="0.569cm" svg:x="5.728cm" svg:y="7.293cm">
          <draw:text-box>
            <text:p><text:span text:style-name="T4">Yes</text:span></text:p>
          </draw:text-box>
        </draw:frame>
        <draw:connector draw:style-name="gr6" draw:text-style-name="P6" draw:layer="layout" draw:line-skew="-4.312cm" svg:x1="6.195cm" svg:y1="6.994cm" svg:x2="6.269cm" svg:y2="12.979cm" draw:start-shape="id3" draw:start-glue-point="3" draw:end-shape="id5" draw:end-glue-point="3" svg:d="M6195 6994h-4814v5985h4888" svg:viewBox="0 0 4889 5986">
          <text:p/>
        </draw:connector>
        <draw:frame draw:style-name="gr16" draw:text-style-name="P8" draw:layer="layout" svg:width="6.932cm" svg:height="0.569cm" svg:x="6.876cm" svg:y="13.524cm">
          <draw:text-box>
            <text:p><text:span text:style-name="T2">&lt;workProduct&gt;openpowerStandard&lt;/workProduct&gt;</text:span></text:p>
          </draw:text-box>
        </draw:frame>
        <draw:connector draw:style-name="gr6" draw:text-style-name="P6" draw:layer="layout" draw:line-skew="4.711cm" svg:x1="7.084cm" svg:y1="8.511cm" svg:x2="8.616cm" svg:y2="10.265cm" draw:start-shape="id4" draw:start-glue-point="1" draw:end-shape="id6" draw:end-glue-point="1" svg:d="M7084 8511h6743v1754h-5211" svg:viewBox="0 0 6744 1755">
          <text:p/>
        </draw:connector>
        <draw:g xml:id="id5" draw:id="id5">
          <draw:custom-shape draw:style-name="gr17" draw:text-style-name="P11" draw:layer="layout" svg:width="0.762cm" svg:height="0.762cm" svg:x="6.269cm" svg:y="12.59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18" draw:text-style-name="P12" draw:layer="layout" svg:width="0.714cm" svg:height="0.645cm" svg:x="6.292cm" svg:y="12.664cm">
            <draw:text-box>
              <text:p text:style-name="P2"><text:span text:style-name="T5">√</text:span></text:p>
            </draw:text-box>
          </draw:frame>
        </draw:g>
        <draw:frame draw:style-name="gr19" draw:text-style-name="P13" draw:layer="layout" svg:width="2.382cm" svg:height="0.569cm" svg:x="6.936cm" svg:y="12.718cm">
          <draw:text-box>
            <text:p><text:span text:style-name="T6">BoD Approval</text:span></text:p>
          </draw:text-box>
        </draw:frame>
        <draw:connector draw:style-name="gr6" draw:text-style-name="P6" draw:layer="layout" draw:type="line" svg:x1="6.65cm" svg:y1="13.36cm" svg:x2="6.639cm" svg:y2="14.02cm" draw:start-shape="id5" draw:start-glue-point="2" draw:end-shape="id7" svg:d="M6650 13360l-11 660" svg:viewBox="0 0 12 661">
          <text:p/>
        </draw:connector>
        <draw:frame draw:style-name="gr12" draw:text-style-name="P10" draw:layer="layout" svg:width="0.862cm" svg:height="0.569cm" svg:x="5.29cm" svg:y="6.902cm">
          <draw:text-box>
            <text:p><text:span text:style-name="T4">No</text:span></text:p>
          </draw:text-box>
        </draw:frame>
        <draw:frame draw:style-name="gr20" draw:text-style-name="P8" draw:layer="layout" svg:width="7.322cm" svg:height="1.205cm" svg:x="6.885cm" svg:y="1.896cm">
          <draw:text-box>
            <text:p><text:span text:style-name="T2">&lt;workProduct&gt;candidateStandard&lt;/workProduct&gt;</text:span></text:p>
            <text:p><text:span text:style-name="T2">&lt;documentStatus&gt;published&lt;/documentStatus&gt;</text:span></text:p>
            <text:p><text:span text:style-name="T2">&lt;security&gt;public&lt;/security&gt;</text:span></text:p>
          </draw:text-box>
        </draw:frame>
        <draw:frame draw:style-name="gr21" draw:text-style-name="P14" draw:layer="layout" svg:width="6.45cm" svg:height="0.569cm" svg:x="6.885cm" svg:y="1.497cm">
          <draw:text-box>
            <text:p><text:span text:style-name="T7">Document pom.xml variable changes:</text:span></text:p>
          </draw:text-box>
        </draw:frame>
        <draw:connector draw:style-name="gr6" draw:text-style-name="P6" draw:layer="layout" draw:type="line" svg:x1="6.641cm" svg:y1="1.685cm" svg:x2="6.64cm" svg:y2="3.122cm" draw:start-shape="id8" draw:start-glue-point="2" draw:end-shape="id1" draw:end-glue-point="0" svg:d="M6641 1685l-1 1437" svg:viewBox="0 0 2 1438">
          <text:p/>
        </draw:connector>
        <draw:frame draw:style-name="gr22" draw:text-style-name="P15" xml:id="id8" draw:id="id8" draw:layer="layout" svg:width="5.599cm" svg:height="0.569cm" svg:x="3.842cm" svg:y="1.116cm">
          <draw:text-box>
            <text:p><text:span text:style-name="T8">From Work Group Specification</text:span></text:p>
          </draw:text-box>
        </draw:frame>
        <draw:connector draw:style-name="gr6" draw:text-style-name="P6" draw:layer="layout" draw:type="line" svg:x1="6.639cm" svg:y1="8.956cm" svg:x2="6.647cm" svg:y2="9.549cm" draw:start-shape="id4" draw:start-glue-point="2" draw:end-shape="id6" draw:end-glue-point="0" svg:d="M6639 8956l8 593" svg:viewBox="0 0 9 594">
          <text:p/>
        </draw:connector>
        <draw:frame draw:style-name="gr23" draw:text-style-name="P15" draw:layer="layout" svg:width="5.789cm" svg:height="0.569cm" svg:x="3.743cm" svg:y="11.698cm">
          <draw:text-box>
            <text:p><text:span text:style-name="T8">To Work Group Specification Review Draft</text:span></text:p>
          </draw:text-box>
        </draw:frame>
        <draw:connector draw:style-name="gr6" draw:text-style-name="P6" draw:layer="layout" draw:type="line" svg:x1="6.647cm" svg:y1="10.982cm" svg:x2="6.641cm" svg:y2="11.65cm" draw:start-shape="id6" draw:start-glue-point="2" svg:d="M6647 10982l-6 668" svg:viewBox="0 0 7 669">
          <text:p/>
        </draw:connector>
        <draw:g xml:id="id2" draw:id="id2">
          <draw:custom-shape draw:style-name="gr17" draw:text-style-name="P11" draw:layer="layout" svg:width="0.762cm" svg:height="0.762cm" svg:x="6.259cm" svg:y="5.197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18" draw:text-style-name="P16" draw:layer="layout" svg:width="0.714cm" svg:height="0.645cm" svg:x="6.282cm" svg:y="5.263cm">
            <draw:text-box>
              <text:p text:style-name="P2"><text:span text:style-name="T9">√</text:span></text:p>
            </draw:text-box>
          </draw:frame>
        </draw:g>
        <draw:frame draw:style-name="gr24" draw:text-style-name="P13" draw:layer="layout" svg:width="2.784cm" svg:height="0.569cm" svg:x="6.926cm" svg:y="5.297cm">
          <draw:text-box>
            <text:p><text:span text:style-name="T6">Standard Review</text:span></text:p>
          </draw:text-box>
        </draw:frame>
        <draw:connector draw:style-name="gr6" draw:text-style-name="P6" draw:layer="layout" draw:type="line" svg:x1="6.64cm" svg:y1="5.959cm" svg:x2="6.639cm" svg:y2="6.55cm" draw:start-shape="id2" draw:start-glue-point="2" draw:end-shape="id3" draw:end-glue-point="0" svg:d="M6640 5959l-1 591" svg:viewBox="0 0 2 5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Arimo2" svg:font-family="Arimo" style:font-family-generic="swiss"/>
    <style:font-face style:name="Arimo3" svg:font-family="Arimo" style:font-adornments="Italic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Scheel</meta:initial-creator>
    <meta:creation-date>2015-06-08T15:10:01.273771133</meta:creation-date>
    <dc:date>2017-02-17T12:56:44.854196751</dc:date>
    <dc:creator>Jeff Scheel</dc:creator>
    <meta:editing-duration>PT2H25M52S</meta:editing-duration>
    <meta:editing-cycles>26</meta:editing-cycles>
    <meta:generator>LibreOffice/5.1.4.2$Linux_X86_64 LibreOffice_project/10m0$Build-2</meta:generator>
    <meta:document-statistic meta:object-count="46"/>
  </office:meta>
</office:document-meta>
</file>